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officeooo:rsid="0011236a" officeooo:paragraph-rsid="0011236a"/>
    </style:style>
    <style:style style:name="P2" style:family="paragraph" style:parent-style-name="Text_20_body">
      <style:text-properties officeooo:rsid="0011236a" officeooo:paragraph-rsid="0011236a"/>
    </style:style>
    <style:style style:name="P3" style:family="paragraph" style:parent-style-name="Text_20_body">
      <style:text-properties officeooo:paragraph-rsid="001123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.D. 6 Qué tipo de empresa me interesa</text:h>
      <text:p text:style-name="P3"/>
      <text:p text:style-name="P2">Flipped E.I.E.</text:p>
      <text:p text:style-name="P2"/>
      <text:p text:style-name="P2"><text:a xlink:type="simple" xlink:href="https://sites.google.com/site/flippedeie/home/unidad-8-forma-juridica" text:style-name="Internet_20_link" text:visited-style-name="Visited_20_Internet_20_Link">https://sites.google.com/site/flippedeie/home/unidad-8-forma-juridica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creation-date>2021-04-13T15:27:02.820000000</meta:creation-date>
    <dc:language>de-DE</dc:language>
    <meta:editing-cycles>2</meta:editing-cycles>
    <meta:editing-duration>PT1M45S</meta:editing-duration>
    <dc:title>En blanco</dc:title>
    <dc:date>2021-04-13T15:28:46.157000000</dc:date>
    <meta:document-statistic meta:table-count="0" meta:image-count="0" meta:object-count="0" meta:page-count="1" meta:paragraph-count="3" meta:word-count="11" meta:character-count="121" meta:non-whitespace-character-count="113"/>
    <meta:user-defined meta:name="Info 1"/>
    <meta:user-defined meta:name="Info 2"/>
    <meta:user-defined meta:name="Info 3"/>
    <meta:user-defined meta:name="Info 4"/>
    <meta:template xlink:type="simple" xlink:actuate="onRequest" xlink:title="En blanco" xlink:href="file:///C:/Users/Acer/AppData/Roaming/LibreOffice/4/user/template/En%20blanco.ott" meta:date="2021-04-13T15:27:02.237000000"/>
  </office:meta>
</office:document-meta>
</file>